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4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4pt" style:text-underline-style="solid" style:text-underline-width="auto" style:text-underline-color="font-color" fo:font-weight="bold" officeooo:rsid="0008f72a" officeooo:paragraph-rsid="0008f72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f72a" officeooo:paragraph-rsid="0008f72a"/>
    </style:style>
    <style:style style:name="P3" style:family="paragraph" style:parent-style-name="Standard">
      <style:text-properties fo:font-weight="bold" officeooo:rsid="0008f72a" officeooo:paragraph-rsid="0008f72a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b68ae" officeooo:paragraph-rsid="000b68a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none" fo:font-weight="bold" officeooo:rsid="0008f72a" officeooo:paragraph-rsid="000ab79f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bold" officeooo:rsid="0008f72a" officeooo:paragraph-rsid="000dea7b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bold" officeooo:rsid="000ab79f" officeooo:paragraph-rsid="000ab79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bold" officeooo:rsid="000ab79f" officeooo:paragraph-rsid="000dea7b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0dea7b" officeooo:paragraph-rsid="000dea7b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normal" officeooo:rsid="000ab79f" officeooo:paragraph-rsid="000ab79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0dea7b" officeooo:paragraph-rsid="000dea7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officeooo:rsid="0006e07d" officeooo:paragraph-rsid="0006e07d"/>
    </style:style>
    <style:style style:name="P13" style:family="paragraph" style:parent-style-name="Table_20_Contents">
      <style:text-properties officeooo:rsid="0006e07d" officeooo:paragraph-rsid="00078829"/>
    </style:style>
    <style:style style:name="P14" style:family="paragraph" style:parent-style-name="Table_20_Contents">
      <style:text-properties officeooo:rsid="00053e2d" officeooo:paragraph-rsid="0007a85b"/>
    </style:style>
    <style:style style:name="P15" style:family="paragraph" style:parent-style-name="Table_20_Contents">
      <style:text-properties officeooo:rsid="00053e2d" officeooo:paragraph-rsid="0006e07d"/>
    </style:style>
    <style:style style:name="P16" style:family="paragraph" style:parent-style-name="Table_20_Contents">
      <style:text-properties officeooo:rsid="00053e2d" officeooo:paragraph-rsid="00053e2d"/>
    </style:style>
    <style:style style:name="P17" style:family="paragraph" style:parent-style-name="Table_20_Contents">
      <style:text-properties officeooo:rsid="00078829" officeooo:paragraph-rsid="00078829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text-properties fo:font-size="12pt" officeooo:rsid="000ab79f" officeooo:paragraph-rsid="000ab79f" style:font-size-asian="12pt" style:font-size-complex="12pt"/>
    </style:style>
    <style:style style:name="P21" style:family="paragraph" style:parent-style-name="Table_20_Contents">
      <style:text-properties fo:font-size="12pt" officeooo:rsid="000ab79f" officeooo:paragraph-rsid="000c5b8b" style:font-size-asian="12pt" style:font-size-complex="12pt"/>
    </style:style>
    <style:style style:name="P22" style:family="paragraph" style:parent-style-name="Table_20_Contents">
      <style:text-properties fo:font-size="12pt" officeooo:rsid="0008f72a" officeooo:paragraph-rsid="0008f72a" style:font-size-asian="12pt" style:font-size-complex="12pt"/>
    </style:style>
    <style:style style:name="P23" style:family="paragraph" style:parent-style-name="Table_20_Contents">
      <style:text-properties fo:font-size="12pt" officeooo:rsid="000c5b8b" officeooo:paragraph-rsid="000c5b8b" style:font-size-asian="12pt" style:font-size-complex="12pt"/>
    </style:style>
    <style:style style:name="P24" style:family="paragraph" style:parent-style-name="Table_20_Contents">
      <style:text-properties fo:font-size="12pt" officeooo:rsid="000c5b8b" officeooo:paragraph-rsid="000dea7b" style:font-size-asian="12pt" style:font-size-complex="12pt"/>
    </style:style>
    <style:style style:name="P25" style:family="paragraph" style:parent-style-name="Table_20_Contents">
      <style:text-properties fo:font-size="12pt" officeooo:rsid="000b68ae" officeooo:paragraph-rsid="000b68ae" style:font-size-asian="12pt" style:font-size-complex="12pt"/>
    </style:style>
    <style:style style:name="T1" style:family="text">
      <style:text-properties officeooo:rsid="0006e07d"/>
    </style:style>
    <style:style style:name="T2" style:family="text">
      <style:text-properties officeooo:rsid="0008f72a"/>
    </style:style>
    <style:style style:name="T3" style:family="text">
      <style:text-properties officeooo:rsid="000ab79f"/>
    </style:style>
    <style:style style:name="T4" style:family="text">
      <style:text-properties officeooo:rsid="000dea7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ea7b" style:font-weight-asian="bold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 GetTaille() 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5">Condition initialle </text:p>
          </table:table-cell>
          <table:table-cell table:style-name="Table1.A1" office:value-type="string">
            <text:p text:style-name="P14">Résultat attendu</text:p>
          </table:table-cell>
          <table:table-cell table:style-name="Table1.A1" office:value-type="string">
            <text:p text:style-name="P14">Résultat obtenue</text:p>
          </table:table-cell>
          <table:table-cell table:style-name="Table1.D1" office:value-type="string">
            <text:p text:style-name="P16">Remarque</text:p>
          </table:table-cell>
        </table:table-row>
        <table:table-row>
          <table:table-cell table:style-name="Table1.A2" office:value-type="string">
            <text:p text:style-name="P12">Fonction GetTaille() : permet de connaitre la taille d’un fichier texte dont le nom est</text:p>
            <text:p text:style-name="P12">passé en paramètre.</text:p>
          </table:table-cell>
          <table:table-cell table:style-name="Table1.A2" office:value-type="string">
            <text:p text:style-name="P12">Que la fonction qui se fait sans saisie et sans affichage devra nous afficher la taille du fichier en octet </text:p>
          </table:table-cell>
          <table:table-cell table:style-name="Table1.A2" office:value-type="string">
            <text:p text:style-name="P17">La fonction renvoi<text:span text:style-name="T3">e</text:span> a la fonction main la taille en octet du fichier transmi en paramètre 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7">Prévoir un <text:s/>mécanisme </text:p>
            <text:p text:style-name="P17">permettant d’ informer la fonction main si la </text:p>
            <text:p text:style-name="P13">Fonction GetTaille() </text:p>
            <text:p text:style-name="P17">rencontre un probléme</text:p>
          </table:table-cell>
          <table:table-cell table:style-name="Table1.A2" office:value-type="string">
            <text:p text:style-name="P17"><text:span text:style-name="T3">La fonction </text:span><text:s/>renvoi<text:span text:style-name="T3">e</text:span> <text:span text:style-name="T3">u</text:span>n code d'erreur de la part de la <text:span text:style-name="T1">Fonction GetTaille() </text:span></text:p>
          </table:table-cell>
          <table:table-cell table:style-name="Table1.A2" office:value-type="string">
            <text:p text:style-name="P17">Si le nom de fichier saisie par l'utilisateur n'existe pas alors la fonction <text:span text:style-name="T1">GetTaille()</text:span></text:p>
            <text:p text:style-name="P17">renvoi -1</text:p>
            <text:p text:style-name="P17">et la fonction main affiche le message <text:span text:style-name="T1"><text:s/></text:span>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P3">En cas d'échec lors de l'ouverture.</text:p>
      <text:p text:style-name="P2">************************************Menu**************************************</text:p>
      <text:p text:style-name="P2">Saisir le nom du fichier pour afficher la taille d'un fichier<text:tab/><text:tab/>:1</text:p>
      <text:p text:style-name="P2">Copier le contenu d'un fichier dans un autre <text:tab/><text:tab/><text:tab/>:2</text:p>
      <text:p text:style-name="P2">Accéder à une ligne d'un fichier grace au numéro<text:tab/><text:tab/><text:tab/>:3</text:p>
      <text:p text:style-name="P2">Sortire du programme.<text:tab/><text:tab/><text:tab/><text:tab/><text:tab/><text:tab/>:0</text:p>
      <text:p text:style-name="P2">******************************************************************************</text:p>
      <text:p text:style-name="P2">--&gt;Entrez votre choix: 1</text:p>
      <text:p text:style-name="P2">Veuillez saisir le nom du fichier</text:p>
      <text:p text:style-name="P2">toto.txt</text:p>
      <text:p text:style-name="P2">erreur lors de l'ouverture du fichier</text:p>
      <text:p text:style-name="P2">Le fichier n'existe pas </text:p>
      <text:p text:style-name="P2"/>
      <text:p text:style-name="P3">Si tous se passe bien alors la fonction renvoi<text:span text:style-name="T3">e</text:span> la taille du fichier .</text:p>
      <text:p text:style-name="P2"/>
      <text:p text:style-name="P2">************************************Menu**************************************</text:p>
      <text:p text:style-name="P2">Saisir le nom du fichier pour afficher la taille d'un fichier<text:tab/><text:tab/>:1</text:p>
      <text:p text:style-name="P2">Copier le contenu d'un fichier dans un autre <text:tab/><text:tab/><text:tab/>:2</text:p>
      <text:p text:style-name="P2">Accéder à une ligne d'un fichier grace au numéro<text:tab/><text:tab/><text:tab/>:3</text:p>
      <text:p text:style-name="P2">Sortire du programme.<text:tab/><text:tab/><text:tab/><text:tab/><text:tab/><text:tab/>:0</text:p>
      <text:p text:style-name="P2">******************************************************************************</text:p>
      <text:p text:style-name="P2">--&gt;Entrez votre choix: 1</text:p>
      <text:p text:style-name="P2">Veuillez saisir le nom du fichier</text:p>
      <text:p text:style-name="P2">lololo.txt</text:p>
      <text:p text:style-name="P2">Le fichier fait 334 octet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>CopyFichierTexte() :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5">Condition initialle </text:p>
          </table:table-cell>
          <table:table-cell table:style-name="Table2.A1" office:value-type="string">
            <text:p text:style-name="P14">Résultat attendu</text:p>
          </table:table-cell>
          <table:table-cell table:style-name="Table2.A1" office:value-type="string">
            <text:p text:style-name="P14">Résultat obtenue</text:p>
          </table:table-cell>
          <table:table-cell table:style-name="Table2.D1" office:value-type="string">
            <text:p text:style-name="P16">Remarque</text:p>
          </table:table-cell>
        </table:table-row>
        <table:table-row>
          <table:table-cell table:style-name="Table2.A2" office:value-type="string">
            <text:p text:style-name="P22">Fonction CopyFichierTexte() permet de copier le contenu d’un fichier texte dans un</text:p>
            <text:p text:style-name="P22">autre fichier texte. Les noms des fichiers source et destination seront passés en</text:p>
            <text:p text:style-name="P22">paramètres.</text:p>
          </table:table-cell>
          <table:table-cell table:style-name="Table2.A2" office:value-type="string">
            <text:p text:style-name="P20">Que le contenu du fichier source soit copié dans le fichier destination</text:p>
          </table:table-cell>
          <table:table-cell table:style-name="Table2.A2" office:value-type="string">
            <text:p text:style-name="P20">Si la copie du fichier source dans la destination se passe bien la fonction renvoie 0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0">Mécanisme en cas d'échec d'ouverture de l'un des 2 fichiers dont le nom est passé en paramètre </text:p>
          </table:table-cell>
          <table:table-cell table:style-name="Table2.A2" office:value-type="string">
            <text:p text:style-name="P20">Si la fonction n'a pas reussi a ouvrire le fichier dont le nom est passer en paramétre , elle doit <text:s/>renvoiyer a la fonction main un code d'erreur</text:p>
          </table:table-cell>
          <table:table-cell table:style-name="Table2.A2" office:value-type="string">
            <text:p text:style-name="P20">Si l'ouverture du fichier source a échoué la fonction renvoie -1 et quand </text:p>
            <text:p text:style-name="P20">c'est ouverture du fichier destination elle renvoie -2</text:p>
          </table:table-cell>
          <table:table-cell table:style-name="Table2.D2" office:value-type="string">
            <text:p text:style-name="P18"/>
            <text:p text:style-name="P18"/>
          </table:table-cell>
        </table:table-row>
        <table:table-row>
          <table:table-cell table:style-name="Table2.A2" office:value-type="string">
            <text:p text:style-name="P20">Mécanisme dans le cas ou la fonction <text:span text:style-name="T2">CopyFichierTexte() </text:span></text:p>
            <text:p text:style-name="P20"><text:span text:style-name="T2">r</text:span>eussi a copié le fichier source dans destination</text:p>
          </table:table-cell>
          <table:table-cell table:style-name="Table2.A2" office:value-type="string">
            <text:p text:style-name="P20">Si la fonction reussi a copié le fichier source dans destination renvoie un code pour avertire la fonction</text:p>
          </table:table-cell>
          <table:table-cell table:style-name="Table2.A2" office:value-type="string">
            <text:p text:style-name="P20">En cas de reussite la fonction <text:span text:style-name="T2">CopyFichierTexte() </text:span></text:p>
            <text:p text:style-name="P20"><text:span text:style-name="T2">r</text:span>envoi 0 et la fonction main affiche un message a l'utilisateur </text:p>
          </table:table-cell>
          <table:table-cell table:style-name="Table2.D2" office:value-type="string">
            <text:p text:style-name="P19"/>
          </table:table-cell>
        </table:table-row>
      </table:table>
      <text:p text:style-name="P5">-En cas d'échec lors de l'ouverture.</text:p>
      <text:p text:style-name="P10">************************************Menu**************************************</text:p>
      <text:p text:style-name="P10">Saisir le nom du fichier pour afficher la taille d'un fichier<text:tab/><text:tab/>:1</text:p>
      <text:p text:style-name="P10">Copier le contenu d'un fichier dans un autre <text:tab/><text:tab/><text:tab/>:2</text:p>
      <text:p text:style-name="P10">Accéder à une ligne d'un fichier grace au numéro<text:tab/><text:tab/><text:tab/>:3</text:p>
      <text:p text:style-name="P10">Sortire du programme.<text:tab/><text:tab/><text:tab/><text:tab/><text:tab/><text:tab/>:0</text:p>
      <text:p text:style-name="P10">******************************************************************************</text:p>
      <text:p text:style-name="P10">--&gt;Entrez votre choix: 2</text:p>
      <text:p text:style-name="P10">Veuillez saisir le nom du fichier source</text:p>
      <text:p text:style-name="P10">toto.txt</text:p>
      <text:p text:style-name="P10">Veuillez saisir le nom du fichier de destination</text:p>
      <text:p text:style-name="P10">dest.txt</text:p>
      <text:p text:style-name="P10">Erreur lors de l'ouverture du fichier source</text:p>
      <text:p text:style-name="P7">-En cas de reussite.</text:p>
      <text:p text:style-name="P10">************************************Menu**************************************</text:p>
      <text:p text:style-name="P10">Saisir le nom du fichier pour afficher la taille d'un fichier<text:tab/><text:tab/>:1</text:p>
      <text:p text:style-name="P10">Copier le contenu d'un fichier dans un autre <text:tab/><text:tab/><text:tab/>:2</text:p>
      <text:p text:style-name="P10">Accéder à une ligne d'un fichier grace au numéro<text:tab/><text:tab/><text:tab/>:3</text:p>
      <text:p text:style-name="P10">Sortire du programme.<text:tab/><text:tab/><text:tab/><text:tab/><text:tab/><text:tab/>:0</text:p>
      <text:p text:style-name="P10">******************************************************************************</text:p>
      <text:p text:style-name="P10">--&gt;Entrez votre choix: 2</text:p>
      <text:p text:style-name="P10">Veuillez saisir le nom du fichier source</text:p>
      <text:p text:style-name="P10">lololo.txt</text:p>
      <text:p text:style-name="P10">Veuillez saisir le nom du fichier de destination</text:p>
      <text:p text:style-name="P10">dest.txt</text:p>
      <text:p text:style-name="P10">La Réécriture a eu lieu</text:p>
      <text:p text:style-name="P10"><text:soft-page-break/>-<text:span text:style-name="T6">Cas d'échec d'écriture.</text:span></text:p>
      <text:p text:style-name="P11">************************************Menu**************************************</text:p>
      <text:p text:style-name="P11">Saisir le nom du fichier pour afficher la taille d'un fichier<text:tab/><text:tab/>:1</text:p>
      <text:p text:style-name="P11">Copier le contenu d'un fichier dans un autre <text:tab/><text:tab/><text:tab/>:2</text:p>
      <text:p text:style-name="P11">Accéder à une ligne d'un fichier grace au numéro<text:tab/><text:tab/><text:tab/>:3</text:p>
      <text:p text:style-name="P11">Sortire du programme.<text:tab/><text:tab/><text:tab/><text:tab/><text:tab/><text:tab/>:0</text:p>
      <text:p text:style-name="P11">******************************************************************************</text:p>
      <text:p text:style-name="P11">--&gt;Entrez votre choix: 2</text:p>
      <text:p text:style-name="P11">Veuillez saisir le nom du fichier source</text:p>
      <text:p text:style-name="P11">SOURCE1.TXT</text:p>
      <text:p text:style-name="P11">Veuillez saisir le nom du fichier de destination</text:p>
      <text:p text:style-name="P11">destination.txt</text:p>
      <text:p text:style-name="P11">L'écriture dans le nouveau fichier n'a pas eu lieu </text:p>
      <text:p text:style-name="P11"><text:span text:style-name="T5"/></text:p>
      <text:p text:style-name="P11"><text:span text:style-name="T5"/></text:p>
      <text:p text:style-name="P11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onction GetLigne() : 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5">Condition initialle </text:p>
          </table:table-cell>
          <table:table-cell table:style-name="Table3.A1" office:value-type="string">
            <text:p text:style-name="P14">Résultat attendu</text:p>
          </table:table-cell>
          <table:table-cell table:style-name="Table3.A1" office:value-type="string">
            <text:p text:style-name="P14">Résultat obtenue</text:p>
          </table:table-cell>
          <table:table-cell table:style-name="Table3.D1" office:value-type="string">
            <text:p text:style-name="P16">Remarque</text:p>
          </table:table-cell>
        </table:table-row>
        <table:table-row>
          <table:table-cell table:style-name="Table3.A2" office:value-type="string">
            <text:p text:style-name="P25">Fonction GetLigne() permet d’accéder à une ligne d’un fichier texte dont le numéro est passé en paramètre</text:p>
          </table:table-cell>
          <table:table-cell table:style-name="Table3.A2" office:value-type="string">
            <text:p text:style-name="P23">Permet d'accéder a une ligne saisie par l'utilisateur </text:p>
          </table:table-cell>
          <table:table-cell table:style-name="Table3.A2" office:value-type="string">
            <text:p text:style-name="P23">Accéde a la ligne</text:p>
            <text:p text:style-name="P23">saisie par l'utilisateur et trasmise en en paramètre a la fonction GetLigne()</text:p>
            <text:p text:style-name="P23">et d'afficher son contenu <text:s/>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21">Mécanisme en cas d'échec d'ouverture de fichier dont le nom est passé en paramètre </text:p>
          </table:table-cell>
          <table:table-cell table:style-name="Table3.A2" office:value-type="string">
            <text:p text:style-name="P20">Si la fonction n'a pas reussi a ouvrire le fichier dont le nom est passer en paramétre , elle doit <text:s/>renvoiyer a la fonction main un code d'erreur</text:p>
          </table:table-cell>
          <table:table-cell table:style-name="Table3.A2" office:value-type="string">
            <text:p text:style-name="P20">Si l'ouverture du fichier source a échoué la fonction renvoie -1 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23">Mécanisme dans le cas ou l'utilisateur saisie une ligne qui n'existe pas </text:p>
          </table:table-cell>
          <table:table-cell table:style-name="Table3.A2" office:value-type="string">
            <text:p text:style-name="P24">Le renvoie d'un code d'erreur dans le cas ou la ligne est <text:span text:style-name="T4">inférieur</text:span> a 1 ou <text:span text:style-name="T4">supérieur</text:span> a la la fin du fichier </text:p>
          </table:table-cell>
          <table:table-cell table:style-name="Table3.A2" office:value-type="string">
            <text:p text:style-name="P23">La fonction renvoie un 1 dans le cas <text:s/>ou la ligne est introuvable et 0 si la ligne a été trouvé </text:p>
          </table:table-cell>
          <table:table-cell table:style-name="Table3.D2" office:value-type="string">
            <text:p text:style-name="P19"/>
          </table:table-cell>
        </table:table-row>
      </table:table>
      <text:p text:style-name="P6">-En cas d'échec lors de l'ouverture.</text:p>
      <text:p text:style-name="P11">************************************Menu**************************************</text:p>
      <text:p text:style-name="P11">Saisir le nom du fichier pour afficher la taille d'un fichier<text:tab/><text:tab/>:1</text:p>
      <text:p text:style-name="P11">Copier le contenu d'un fichier dans un autre <text:tab/><text:tab/><text:tab/>:2</text:p>
      <text:p text:style-name="P11">Accéder à une ligne d'un fichier grace au numéro<text:tab/><text:tab/><text:tab/>:3</text:p>
      <text:p text:style-name="P11">Sortire du programme.<text:tab/><text:tab/><text:tab/><text:tab/><text:tab/><text:tab/>:0</text:p>
      <text:p text:style-name="P11">******************************************************************************</text:p>
      <text:p text:style-name="P11">--&gt;Entrez votre choix: 3</text:p>
      <text:p text:style-name="P11">Veuillez saisir le nom du fichier</text:p>
      <text:p text:style-name="P11">TOTO.txt <text:s text:c="5"/></text:p>
      <text:p text:style-name="P11">Veuillez saisir la ligne a la quel vous voulez accéder:</text:p>
      <text:p text:style-name="P11">1</text:p>
      <text:p text:style-name="P11">erreur lors de l'ouverture du fichier</text:p>
      <text:p text:style-name="P11"/>
      <text:p text:style-name="P8">-En cas de reussite.</text:p>
      <text:p text:style-name="P11">************************************Menu**************************************</text:p>
      <text:p text:style-name="P11">Saisir le nom du fichier pour afficher la taille d'un fichier<text:tab/><text:tab/>:1</text:p>
      <text:p text:style-name="P11">Copier le contenu d'un fichier dans un autre <text:tab/><text:tab/><text:tab/>:2</text:p>
      <text:p text:style-name="P11">Accéder à une ligne d'un fichier grace au numéro<text:tab/><text:tab/><text:tab/>:3</text:p>
      <text:p text:style-name="P11">Sortire du programme.<text:tab/><text:tab/><text:tab/><text:tab/><text:tab/><text:tab/>:0</text:p>
      <text:p text:style-name="P11">******************************************************************************</text:p>
      <text:p text:style-name="P11">--&gt;Entrez votre choix: 3</text:p>
      <text:p text:style-name="P11">Veuillez saisir le nom du fichier</text:p>
      <text:p text:style-name="P11">lololo.txt</text:p>
      <text:p text:style-name="P11">Veuillez saisir la ligne a la quel vous voulez accéder:</text:p>
      <text:p text:style-name="P11">2</text:p>
      <text:p text:style-name="P11">1234566 </text:p>
      <text:p text:style-name="P11"/>
      <text:p text:style-name="P11"/>
      <text:p text:style-name="P11"/>
      <text:p text:style-name="P9"><text:soft-page-break/>-Dans le cas ou la ligne saisie est inférieur a 1.</text:p>
      <text:p text:style-name="P11">************************************Menu**************************************</text:p>
      <text:p text:style-name="P11">Saisir le nom du fichier pour afficher la taille d'un fichier<text:tab/><text:tab/>:1</text:p>
      <text:p text:style-name="P11">Copier le contenu d'un fichier dans un autre <text:tab/><text:tab/><text:tab/>:2</text:p>
      <text:p text:style-name="P11">Accéder à une ligne d'un fichier grace au numéro<text:tab/><text:tab/><text:tab/>:3</text:p>
      <text:p text:style-name="P11">Sortire du programme.<text:tab/><text:tab/><text:tab/><text:tab/><text:tab/><text:tab/>:0</text:p>
      <text:p text:style-name="P11">******************************************************************************</text:p>
      <text:p text:style-name="P11">--&gt;Entrez votre choix: 3</text:p>
      <text:p text:style-name="P11">Veuillez saisir le nom du fichier</text:p>
      <text:p text:style-name="P11">lololo.txt</text:p>
      <text:p text:style-name="P11">Veuillez saisir la ligne a la quel vous voulez accéder:</text:p>
      <text:p text:style-name="P11">0</text:p>
      <text:p text:style-name="P11">Ligne saisie est introuvable</text:p>
      <text:p text:style-name="P11"/>
      <text:p text:style-name="P9">-Dans le cas ou la ligne saisie est supérieur au nombre de ligne dans le fichier.</text:p>
      <text:p text:style-name="P11">************************************Menu**************************************</text:p>
      <text:p text:style-name="P11">Saisir le nom du fichier pour afficher la taille d'un fichier<text:tab/><text:tab/>:1</text:p>
      <text:p text:style-name="P11">Copier le contenu d'un fichier dans un autre <text:tab/><text:tab/><text:tab/>:2</text:p>
      <text:p text:style-name="P11">Accéder à une ligne d'un fichier grace au numéro<text:tab/><text:tab/><text:tab/>:3</text:p>
      <text:p text:style-name="P11">Sortire du programme.<text:tab/><text:tab/><text:tab/><text:tab/><text:tab/><text:tab/>:0</text:p>
      <text:p text:style-name="P11">******************************************************************************</text:p>
      <text:p text:style-name="P11">--&gt;Entrez votre choix: 3</text:p>
      <text:p text:style-name="P11">Veuillez saisir le nom du fichier</text:p>
      <text:p text:style-name="P11">lololo.txt</text:p>
      <text:p text:style-name="P11">Veuillez saisir la ligne a la quel vous voulez accéder:</text:p>
      <text:p text:style-name="P11">15</text:p>
      <text:p text:style-name="P11">Ligne saisie est introuvabl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3:17:22.722975827</meta:creation-date>
    <dc:date>2014-02-14T15:05:31.024155047</dc:date>
    <meta:editing-duration>PT9M44S</meta:editing-duration>
    <meta:editing-cycles>1</meta:editing-cycles>
    <meta:document-statistic meta:table-count="3" meta:image-count="0" meta:object-count="0" meta:page-count="5" meta:paragraph-count="166" meta:word-count="1097" meta:character-count="7730" meta:non-whitespace-character-count="6563"/>
    <meta:generator>LibreOffice/4.1.1.2$Linux_X86_64 LibreOffice_project/410$Build-2</meta:generator>
  </office:meta>
</office:document-meta>
</file>